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4cm"/>
    </style:style>
    <style:style style:name="Tableau1.1" style:family="table-row">
      <style:table-row-properties style:row-height="1.411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true" fo:keep-together="auto"/>
    </style:style>
    <style:style style:name="Tableau1.3" style:family="table-row">
      <style:table-row-properties style:row-height="0.282cm" style:keep-together="true" fo:keep-together="auto"/>
    </style:style>
    <style:style style:name="Tableau1.4" style:family="table-row">
      <style:table-row-properties style:min-row-height="0.388cm" style:keep-together="true" fo:keep-together="auto"/>
    </style:style>
    <style:style style:name="Tableau1.6" style:family="table-row">
      <style:table-row-properties style:row-height="0.388cm" style:keep-together="true" fo:keep-together="auto"/>
    </style:style>
    <style:style style:name="Tableau1.8" style:family="table-row">
      <style:table-row-properties style:row-height="0.212cm" style:keep-together="true" fo:keep-together="auto"/>
    </style:style>
    <style:style style:name="Tableau1.9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 style:snap-to-layout-grid="false">
        <style:tab-stops/>
      </style:paragraph-properties>
    </style:style>
    <style:style style:name="P5" style:family="paragraph" style:parent-style-name="Header">
      <style:paragraph-properties fo:line-height="0.635cm">
        <style:tab-stops/>
      </style:paragraph-properties>
    </style:style>
    <style:style style:name="P6" style:family="paragraph" style:parent-style-name="Header">
      <style:paragraph-properties style:line-height-at-least="0.388cm" style:snap-to-layout-grid="false">
        <style:tab-stops/>
      </style:paragraph-properties>
    </style:style>
    <style:style style:name="P7" style:family="paragraph" style:parent-style-name="Header">
      <style:paragraph-properties fo:line-height="0.494cm">
        <style:tab-stops/>
      </style:paragraph-properties>
    </style:style>
    <style:style style:name="P8" style:family="paragraph" style:parent-style-name="Footer">
      <style:paragraph-properties>
        <style:tab-stops/>
      </style:paragraph-properties>
    </style:style>
    <style:style style:name="P9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0" style:family="paragraph" style:parent-style-name="Standard">
      <style:paragraph-properties fo:margin-left="-0.026cm" fo:margin-right="0cm" fo:text-align="center" style:justify-single-word="false" fo:text-indent="0cm" style:auto-text-indent="false">
        <style:tab-stops>
          <style:tab-stop style:position="1.005cm"/>
        </style:tab-stops>
      </style:paragraph-properties>
    </style:style>
    <style:style style:name="P11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color="#0000ff" style:font-name-complex="Arial" style:font-size-complex="11pt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15" style:family="paragraph" style:parent-style-name="Standard">
      <style:paragraph-properties fo:line-height="0.3cm" style:snap-to-layout-grid="false"/>
    </style:style>
    <style:style style:name="P16" style:family="paragraph" style:parent-style-name="Standard">
      <style:paragraph-properties fo:line-height="0.459cm" style:snap-to-layout-grid="false"/>
    </style:style>
    <style:style style:name="P17" style:family="paragraph" style:parent-style-name="Standard">
      <style:paragraph-properties fo:text-align="center" style:justify-single-word="false"/>
      <style:text-properties fo:color="#0000ff" style:font-name-complex="Arial" style:font-size-complex="11pt"/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Standard">
      <style:paragraph-properties style:text-autospace="none" style:snap-to-layout-grid="false"/>
      <style:text-properties fo:font-weight="bold" style:font-name-asian="Times New Roman" style:font-weight-asian="bold" style:font-name-complex="Arial" style:font-size-complex="11pt" style:font-weight-complex="bold"/>
    </style:style>
    <style:style style:name="P20" style:family="paragraph" style:parent-style-name="Standard">
      <style:paragraph-properties style:text-autospace="none"/>
      <style:text-properties style:font-name-asian="Times New Roman" style:font-name-complex="Arial" style:font-size-complex="11pt"/>
    </style:style>
    <style:style style:name="P21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ff" style:font-name-complex="Arial" style:font-size-complex="11pt"/>
    </style:style>
    <style:style style:name="P22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23" style:family="paragraph" style:parent-style-name="Standard">
      <style:paragraph-properties fo:margin-left="0.026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25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use-window-font-color="true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/>
    </style:style>
    <style:style style:name="P28" style:family="paragraph" style:parent-style-name="Standard">
      <style:paragraph-properties fo:margin-left="7.989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7.989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.026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026cm" fo:margin-right="0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font-name-complex="Arial" style:font-size-complex="11pt"/>
    </style:style>
    <style:style style:name="T2" style:family="text">
      <style:text-properties fo:color="#0000ff" style:font-name-complex="Arial" style:font-size-complex="11pt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s_codepos"/>
        <text:user-field-decl office:value-type="float" office:value="0" text:name="adresses_locaadr"/>
        <text:user-field-decl office:value-type="float" office:value="0" text:name="personnes_qual"/>
        <text:user-field-decl office:value-type="float" office:value="0" text:name="personnes_prenom"/>
        <text:user-field-decl office:value-type="float" office:value="0" text:name="personnes_nom"/>
        <text:user-field-decl office:value-type="float" office:value="0" text:name="personnes_nomnai"/>
        <text:user-field-decl office:value-type="float" office:value="0" text:name="adresses_numvoie"/>
        <text:user-field-decl office:value-type="float" office:value="0" text:name="adresses_typevoie"/>
        <text:user-field-decl office:value-type="float" office:value="0" text:name="adresses_nomvoie"/>
        <text:user-field-decl office:value-type="float" office:value="0" text:name="adresses_complideadr"/>
        <text:user-field-decl office:value-type="float" office:value="0" text:name="adresses_compladr"/>
        <text:user-field-decl office:value-type="float" office:value="0" text:name="structuresreferentes_lib_struc"/>
        <text:user-field-decl office:value-type="float" office:value="0" text:name="structuresreferentes_num_voie"/>
        <text:user-field-decl office:value-type="float" office:value="0" text:name="structuresreferentes_type_voie"/>
        <text:user-field-decl office:value-type="float" office:value="0" text:name="structuresreferentes_nom_voie"/>
        <text:user-field-decl office:value-type="float" office:value="0" text:name="structuresreferentes_code_postal"/>
        <text:user-field-decl office:value-type="float" office:value="0" text:name="structuresreferentes_vill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4"/>
          </table:table-cell>
          <table:covered-table-cell/>
          <table:covered-table-cell/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table-cell table:style-name="Tableau1.A1" table:number-rows-spanned="5" office:value-type="string">
            <text:p text:style-name="P12"/>
          </table:table-cell>
          <table:table-cell table:style-name="Tableau1.A1" table:number-rows-spanned="5" office:value-type="string">
            <text:p text:style-name="P19"><text:user-field-get style:data-style-name="N0" text:name="personnes_qual">0</text:user-field-get> <text:user-field-get style:data-style-name="N0" text:name="personnes_prenom">0</text:user-field-get></text:p>
            <text:p text:style-name="P19"><text:user-field-get style:data-style-name="N0" text:name="personnes_nom">0</text:user-field-get> <text:user-field-get style:data-style-name="N0" text:name="personnes_nomnai">0</text:user-field-get></text:p>
            <text:p text:style-name="P20"><text:user-field-get style:data-style-name="N0" text:name="adresses_numvoie">0</text:user-field-get>, <text:user-field-get style:data-style-name="N0" text:name="adresses_typevoie">0</text:user-field-get> <text:user-field-get style:data-style-name="N0" text:name="adresses_nomvoie">0</text:user-field-get> <text:user-field-get style:data-style-name="N0" text:name="adresses_complideadr">0</text:user-field-get> <text:user-field-get style:data-style-name="N0" text:name="adresses_compladr">0</text:user-field-get></text:p>
            <text:p text:style-name="P18"><text:user-field-get style:data-style-name="N0" text:name="adresses_codepos">0</text:user-field-get> <text:user-field-get style:data-style-name="N0" text:name="adresses_locaadr">0</text:user-field-get></text:p>
          </table:table-cell>
        </table:table-row>
        <table:table-row table:style-name="Tableau1.4">
          <table:table-cell table:style-name="Tableau1.A1" office:value-type="string">
            <text:p text:style-name="P13"><text:text-input text:description="Texte5">Réf. : </text:text-input></text:p>
          </table:table-cell>
          <table:table-cell table:style-name="Tableau1.A1" table:number-columns-spanned="2" office:value-type="string">
            <text:p text:style-name="P13"><text:text-input text:description="Texte6">DPAS/SIS/  
«  Civilité_Nom_Uilisateur _cg93 »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3"><text:text-input text:description="">Affaire suivie par : </text:text-input></text:p>
          </table:table-cell>
          <table:covered-table-cell/>
          <table:table-cell table:style-name="Tableau1.A1" office:value-type="string">
            <text:p text:style-name="P13"><text:bookmark-start text:name="Texte7"/><text:text-input text:description="Texte7">Prénom Nom</text:text-input><text:bookmark-end text:name="Texte7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13"><text:text-input text:description="">Tél. : </text:text-input></text:p>
          </table:table-cell>
          <table:table-cell table:style-name="Tableau1.A1" table:number-columns-spanned="2" office:value-type="string">
            <text:p text:style-name="P13"><text:text-input text:description="Texte8">00 00 00 00 00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p text:style-name="P16">Bobigny, le <text:creation-date style:data-style-name="N81">15. octobre 2009</text:creation-date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section text:style-name="Sect1" text:name="Section1">
        <text:p text:style-name="P25"><text:user-field-get style:data-style-name="N0" text:name="personnes_qual">0</text:user-field-get></text:p>
        <text:p text:style-name="P23"/>
        <text:p text:style-name="P24">La Caisse d’Allocations Familiales vous a informé que vous bénéficiez désormais du R.S.A..</text:p>
        <text:p text:style-name="P24"/>
        <text:p text:style-name="P24">Vous disposez d’un délai de deux mois à compter de ce jour pour signer un contrat d’insertion. Pour vous aider à préparer ce contrat vous allez être accompagné par un référent (Article L.262-29 du Code de l’action sociale et des familles).</text:p>
        <text:p text:style-name="P24"/>
        <text:p text:style-name="P24">Je vous informe que la loi prévoit que le non respect de cette obligation peut donner lieu à une suspension du versement de votre allocation.</text:p>
        <text:p text:style-name="P24"/>
        <text:p text:style-name="P24">Le service que vous devez contacter pour effectuer ces démarches est le suivant :</text:p>
        <text:p text:style-name="P24"/>
        <text:p text:style-name="P23"/>
        <text:p text:style-name="P31"><text:user-field-get style:data-style-name="N0" text:name="structuresreferentes_lib_struc">0</text:user-field-get></text:p>
        <text:p text:style-name="P31"><text:user-field-get style:data-style-name="N0" text:name="structuresreferentes_num_voie">0</text:user-field-get> <text:user-field-get style:data-style-name="N0" text:name="structuresreferentes_type_voie">0</text:user-field-get> <text:user-field-get style:data-style-name="N0" text:name="structuresreferentes_nom_voie">0</text:user-field-get></text:p>
        <text:p text:style-name="P31"><text:user-field-get style:data-style-name="N0" text:name="structuresreferentes_code_postal">0</text:user-field-get> <text:user-field-get style:data-style-name="N0" text:name="structuresreferentes_ville">0</text:user-field-get></text:p>
        <text:p text:style-name="P32"/>
        <text:p text:style-name="P32"/>
        <text:p text:style-name="P9">Une fois votre contrat validé par le Président du Conseil général, votre référent vous accompagnera dans votre parcours et facilitera votre accès aux différentes actions d’insertion sociales et/ou professionnelles définies dans le contrat. 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9"/>
        <text:p text:style-name="P9"/>
        <text:p text:style-name="P9"/>
        <text:p text:style-name="P26">Dans le cas où le service référent désigné dans le présent courrier ne conviendrait pas à votre situation, vous devrez l’indiquer lors de votre premier entretien.</text:p>
        <text:p text:style-name="P26"/>
        <text:p text:style-name="P27"><text:span text:style-name="T1">Je vous prie d’agréer,</text:span> <text:user-field-get style:data-style-name="N0" text:name="personnes_qual">0</text:user-field-get><text:span text:style-name="T1">,</text:span> l’expression de mes salutations distinguées<text:span text:style-name="T1">.</text:span></text:p>
        <text:p text:style-name="P22"/>
        <text:p text:style-name="P22"/>
        <text:p text:style-name="P22"/>
        <text:p text:style-name="P28">Pour le Président du Conseil général</text:p>
        <text:p text:style-name="P28">et par délégation</text:p>
        <text:p text:style-name="P28">La Chef du Service de l’Insertion </text:p>
        <text:p text:style-name="P28">et de la Solidarité</text:p>
        <text:p text:style-name="P29">Laëtitia Helouë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Retrait_20_corps_20_de_20_texte_20_2" style:display-name="Retrait corps de texte 2" style:family="paragraph" style:parent-style-name="Standard">
      <style:paragraph-properties fo:margin-left="1cm" fo:margin-right="0cm" fo:line-height="100%" fo:text-align="center" style:justify-single-word="false" fo:text-indent="0cm" style:auto-text-indent="false"/>
      <style:text-properties style:font-name-asian="Times New Roman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line-height="0.388cm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Header">
      <style:paragraph-properties fo:line-height="0.635cm">
        <style:tab-stops/>
      </style:paragraph-properties>
    </style:style>
    <style:style style:name="MP5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3"/>
        <text:p text:style-name="MP3"/>
        <text:p text:style-name="MP3"/>
        <text:p text:style-name="MP3"/>
        <text:p text:style-name="MP3"/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INE SAINT DENIS</dc:title>
    <meta:initial-creator>Administrateur</meta:initial-creator>
    <meta:creation-date>2009-10-15T16:19:00</meta:creation-date>
    <dc:creator>Thierry ROBERT</dc:creator>
    <dc:date>2009-10-21T10:43:20.53</dc:date>
    <meta:print-date>2009-10-15T16:30:47.04</meta:print-date>
    <meta:editing-cycles>9</meta:editing-cycles>
    <meta:editing-duration>PT575H07M20S</meta:editing-duration>
    <meta:generator>OpenOffice.org/3.1$Win32 OpenOffice.org_project/310m11$Build-9399</meta:generator>
    <meta:printed-by>j m</meta:printed-by>
    <meta:document-statistic meta:table-count="1" meta:image-count="0" meta:object-count="0" meta:page-count="2" meta:paragraph-count="27" meta:word-count="226" meta:character-count="1307"/>
  </office:meta>
</office:document-meta>
</file>